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ira Code1" svg:font-family="'Fira Code'" style:font-family-generic="modern" style:font-pitch="fixed"/>
    <style:font-face style:name="Fira Code" svg:font-family="'Fira Code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5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11.5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table-cell-properties fo:border-bottom="none" fo:border-left="none" fo:border-right="none" fo:border-top="0.06pt solid #ffffff"/>
    </style:style>
    <style:style style:name="ce2" style:family="table-cell" style:parent-style-name="Accent">
      <style:table-cell-properties fo:border="none"/>
    </style:style>
    <style:style style:name="ce3" style:family="table-cell" style:parent-style-name="Default">
      <style:table-cell-properties fo:background-color="#290838"/>
    </style:style>
    <style:style style:name="ce4" style:family="table-cell" style:parent-style-name="Default">
      <style:table-cell-properties fo:border-bottom="none" fo:background-color="#290838" fo:border-left="none" fo:border-right="none" fo:border-top="0.06pt solid #ffffff"/>
    </style:style>
    <style:style style:name="ce5" style:family="table-cell" style:parent-style-name="monospace">
      <style:text-properties fo:color="#63bbee"/>
    </style:style>
    <style:style style:name="ce6" style:family="table-cell" style:parent-style-name="monospace" style:data-style-name="N0">
      <style:table-cell-properties style:text-align-source="fix" style:repeat-content="false"/>
      <style:paragraph-properties fo:text-align="start" fo:margin-left="0cm"/>
      <style:text-properties fo:color="#63bbee"/>
    </style:style>
    <style:style style:name="ce7" style:family="table-cell" style:parent-style-name="monospace">
      <style:table-cell-properties style:text-align-source="fix" style:repeat-content="false"/>
      <style:paragraph-properties fo:text-align="start" fo:margin-left="0cm"/>
      <style:text-properties fo:color="#63bbee"/>
    </style:style>
    <style:style style:name="ce8" style:family="table-cell" style:parent-style-name="monospace" style:data-style-name="N100"/>
    <style:style style:name="ce9" style:family="table-cell" style:parent-style-name="monospace" style:data-style-name="N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monospace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Comment">
      <style:text-properties fo:color="#92e285"/>
    </style:style>
    <style:style style:name="ce12" style:family="table-cell" style:parent-style-name="Default">
      <style:table-cell-properties fo:wrap-option="no-wrap"/>
    </style:style>
    <style:style style:name="ce13" style:family="table-cell" style:parent-style-name="Default">
      <style:table-cell-properties fo:background-color="#290838" fo:wrap-option="no-wrap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rithmetic instructions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Mnem</text:p>
          </table:table-cell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add</text:p>
          </table:table-cell>
          <table:table-cell table:style-name="ce5" office:value-type="string" calcext:value-type="string">
            <text:p>add</text:p>
          </table:table-cell>
          <table:table-cell table:style-name="ce8" office:value-type="string" calcext:value-type="string">
            <text:p>$1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$3</text:p>
          </table:table-cell>
          <table:table-cell table:style-name="Comment" office:value-type="string" calcext:value-type="string">
            <text:p>$1 = $2 + $3</text:p>
          </table:table-cell>
          <table:table-cell table:style-name="ce1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 office:value-type="string" calcext:value-type="string">
            <text:p>subtract</text:p>
          </table:table-cell>
          <table:table-cell table:style-name="ce5" office:value-type="string" calcext:value-type="string">
            <text:p>sub</text:p>
          </table:table-cell>
          <table:table-cell table:style-name="ce8" office:value-type="string" calcext:value-type="string">
            <text:p>$1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$3</text:p>
          </table:table-cell>
          <table:table-cell table:style-name="Comment" office:value-type="string" calcext:value-type="string">
            <text:p>$1 = $2 - $3</text:p>
          </table:table-cell>
          <table:table-cell table:style-name="ce12"/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office:value-type="string" calcext:value-type="string">
            <text:p>add immediate</text:p>
          </table:table-cell>
          <table:table-cell table:style-name="ce5" office:value-type="string" calcext:value-type="string">
            <text:p>addi</text:p>
          </table:table-cell>
          <table:table-cell table:style-name="ce8" office:value-type="string" calcext:value-type="string">
            <text:p>$1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i</text:p>
          </table:table-cell>
          <table:table-cell table:style-name="Comment" office:value-type="string" calcext:value-type="string">
            <text:p>$1 = $2 + i</text:p>
          </table:table-cell>
          <table:table-cell table:style-name="ce12" office:value-type="string" calcext:value-type="string">
            <text:p>'Immediate' means a constant number</text:p>
          </table:table-cell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office:value-type="string" calcext:value-type="string">
            <text:p>add unsigned</text:p>
          </table:table-cell>
          <table:table-cell table:style-name="ce5" office:value-type="string" calcext:value-type="string">
            <text:p>addu</text:p>
          </table:table-cell>
          <table:table-cell table:style-name="ce8" office:value-type="string" calcext:value-type="string">
            <text:p>$1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$3</text:p>
          </table:table-cell>
          <table:table-cell table:style-name="Comment" office:value-type="string" calcext:value-type="string">
            <text:p>$1 = $2 + $3</text:p>
          </table:table-cell>
          <table:table-cell table:style-name="ce12" office:value-type="string" calcext:value-type="string">
            <text:p>Values are treated as unsigned integers, not two's complement integers</text:p>
          </table:table-cell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office:value-type="string" calcext:value-type="string">
            <text:p>subtract unsigned</text:p>
          </table:table-cell>
          <table:table-cell table:style-name="ce5" office:value-type="string" calcext:value-type="string">
            <text:p>subu</text:p>
          </table:table-cell>
          <table:table-cell table:style-name="ce8" office:value-type="string" calcext:value-type="string">
            <text:p>$1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$3</text:p>
          </table:table-cell>
          <table:table-cell table:style-name="Comment" office:value-type="string" calcext:value-type="string">
            <text:p>$1 = $2 - $3</text:p>
          </table:table-cell>
          <table:table-cell table:style-name="ce12" office:value-type="string" calcext:value-type="string">
            <text:p>Values are treated as unsigned integers, not two's complement integers</text:p>
          </table:table-cell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office:value-type="string" calcext:value-type="string">
            <text:p>add immediate unsigned</text:p>
          </table:table-cell>
          <table:table-cell table:style-name="ce5" office:value-type="string" calcext:value-type="string">
            <text:p>addiu</text:p>
          </table:table-cell>
          <table:table-cell table:style-name="ce8" office:value-type="string" calcext:value-type="string">
            <text:p>$1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i</text:p>
          </table:table-cell>
          <table:table-cell table:style-name="Comment" office:value-type="string" calcext:value-type="string">
            <text:p>$1 = $2 + i</text:p>
          </table:table-cell>
          <table:table-cell table:style-name="ce12" office:value-type="string" calcext:value-type="string">
            <text:p>Values are treated as unsigned integers, not two's complement integers</text:p>
          </table:table-cell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office:value-type="string" calcext:value-type="string">
            <text:p>Multiply (without overflow)</text:p>
          </table:table-cell>
          <table:table-cell table:style-name="ce5" office:value-type="string" calcext:value-type="string">
            <text:p>mul</text:p>
          </table:table-cell>
          <table:table-cell table:style-name="ce8" office:value-type="string" calcext:value-type="string">
            <text:p>$1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$3</text:p>
          </table:table-cell>
          <table:table-cell table:style-name="Comment" office:value-type="string" calcext:value-type="string">
            <text:p>$1 = $2 * $3</text:p>
          </table:table-cell>
          <table:table-cell table:style-name="ce12" office:value-type="string" calcext:value-type="string">
            <text:p>Result is only 32 bits!</text:p>
          </table:table-cell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office:value-type="string" calcext:value-type="string">
            <text:p>Multiply</text:p>
          </table:table-cell>
          <table:table-cell table:style-name="ce5" office:value-type="string" calcext:value-type="string">
            <text:p>mult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$3</text:p>
          </table:table-cell>
          <table:table-cell table:style-name="ce8"/>
          <table:table-cell table:style-name="Comment" office:value-type="string" calcext:value-type="string">
            <text:p>$hi, $low = $2 * $3</text:p>
          </table:table-cell>
          <table:table-cell table:style-name="ce12" office:value-type="string" calcext:value-type="string">
            <text:p>Upper 32 bits stored in special register hi, Lower 32 bits stored in special register lo</text:p>
          </table:table-cell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office:value-type="string" calcext:value-type="string">
            <text:p>Divide</text:p>
          </table:table-cell>
          <table:table-cell table:style-name="ce5" office:value-type="string" calcext:value-type="string">
            <text:p>div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$3</text:p>
          </table:table-cell>
          <table:table-cell table:style-name="ce8"/>
          <table:table-cell table:style-name="Comment" office:value-type="string" calcext:value-type="string">
            <text:p>$hi, $low = $2 / $3</text:p>
          </table:table-cell>
          <table:table-cell table:style-name="ce12" office:value-type="string" calcext:value-type="string">
            <text:p>Remainder stored in special register hi Quotient stored in special register lo</text:p>
          </table:table-cell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office:value-type="string" calcext:value-type="string">
            <text:p>Unsigned Divide</text:p>
          </table:table-cell>
          <table:table-cell table:style-name="ce5" office:value-type="string" calcext:value-type="string">
            <text:p>divu</text:p>
          </table:table-cell>
          <table:table-cell table:style-name="ce8" office:value-type="string" calcext:value-type="string">
            <text:p>$2</text:p>
          </table:table-cell>
          <table:table-cell table:style-name="ce8" office:value-type="string" calcext:value-type="string">
            <text:p>$3</text:p>
          </table:table-cell>
          <table:table-cell table:style-name="ce8"/>
          <table:table-cell table:style-name="Comment" office:value-type="string" calcext:value-type="string">
            <text:p>$hi, $low = $2 / $3</text:p>
          </table:table-cell>
          <table:table-cell table:style-name="ce12" office:value-type="string" calcext:value-type="string">
            <text:p>$2 and $3 store unsigned values. Remainder stored in special register hi Quotient stored in special register lo</text:p>
          </table:table-cell>
          <table:table-cell table:style-name="monospace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 table:number-columns-repeated="7"/>
          <table:table-cell table:style-name="monospace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7" table:number-rows-spanned="1">
            <text:p>Logical Operators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Mnem</text:p>
          </table:table-cell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d</text:p>
          </table:table-cell>
          <table:table-cell table:style-name="ce5" office:value-type="string" calcext:value-type="string">
            <text:p>and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$2</text:p>
          </table:table-cell>
          <table:table-cell table:style-name="monospace" office:value-type="string" calcext:value-type="string">
            <text:p>$3</text:p>
          </table:table-cell>
          <table:table-cell table:style-name="ce11" office:value-type="string" calcext:value-type="string">
            <text:p>$1 = $2 &amp; $3</text:p>
          </table:table-cell>
          <table:table-cell table:style-name="ce13" office:value-type="string" calcext:value-type="string">
            <text:p>Bitwise A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</text:p>
          </table:table-cell>
          <table:table-cell table:style-name="ce5" office:value-type="string" calcext:value-type="string">
            <text:p>or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$2</text:p>
          </table:table-cell>
          <table:table-cell table:style-name="monospace" office:value-type="string" calcext:value-type="string">
            <text:p>$3</text:p>
          </table:table-cell>
          <table:table-cell table:style-name="ce11" office:value-type="string" calcext:value-type="string">
            <text:p>$1 = $2 | $3</text:p>
          </table:table-cell>
          <table:table-cell table:style-name="ce13" office:value-type="string" calcext:value-type="string">
            <text:p>Bitwise 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d immediate</text:p>
          </table:table-cell>
          <table:table-cell table:style-name="ce6" office:value-type="string" calcext:value-type="string">
            <text:p>andi</text:p>
          </table:table-cell>
          <table:table-cell table:style-name="ce9" office:value-type="string" calcext:value-type="string">
            <text:p>$1</text:p>
          </table:table-cell>
          <table:table-cell table:style-name="ce9" office:value-type="string" calcext:value-type="string">
            <text:p>$2</text:p>
          </table:table-cell>
          <table:table-cell table:style-name="ce9" office:value-type="string" calcext:value-type="string">
            <text:p>i</text:p>
          </table:table-cell>
          <table:table-cell table:style-name="ce11" office:value-type="string" calcext:value-type="string">
            <text:p>$1 = $2 &amp; 100</text:p>
          </table:table-cell>
          <table:table-cell table:style-name="ce13" office:value-type="string" calcext:value-type="string">
            <text:p>Bitwise AND with immediate val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r immediate</text:p>
          </table:table-cell>
          <table:table-cell table:style-name="ce6" office:value-type="string" calcext:value-type="string">
            <text:p>or</text:p>
          </table:table-cell>
          <table:table-cell table:style-name="ce9" office:value-type="string" calcext:value-type="string">
            <text:p>$1</text:p>
          </table:table-cell>
          <table:table-cell table:style-name="ce9" office:value-type="string" calcext:value-type="string">
            <text:p>$2</text:p>
          </table:table-cell>
          <table:table-cell table:style-name="ce9" office:value-type="string" calcext:value-type="string">
            <text:p>i</text:p>
          </table:table-cell>
          <table:table-cell table:style-name="ce11" office:value-type="string" calcext:value-type="string">
            <text:p>$1 = $2 | 100</text:p>
          </table:table-cell>
          <table:table-cell table:style-name="ce13" office:value-type="string" calcext:value-type="string">
            <text:p>Bitwise OR with immediate val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ift left logical</text:p>
          </table:table-cell>
          <table:table-cell table:style-name="ce6" office:value-type="string" calcext:value-type="string">
            <text:p>sll</text:p>
          </table:table-cell>
          <table:table-cell table:style-name="ce9" office:value-type="string" calcext:value-type="string">
            <text:p>$1</text:p>
          </table:table-cell>
          <table:table-cell table:style-name="ce9" office:value-type="string" calcext:value-type="string">
            <text:p>$2</text:p>
          </table:table-cell>
          <table:table-cell table:style-name="ce9" office:value-type="string" calcext:value-type="string">
            <text:p>i</text:p>
          </table:table-cell>
          <table:table-cell table:style-name="ce11" office:value-type="string" calcext:value-type="string">
            <text:p>$1 = $2 &lt;&lt; 10</text:p>
          </table:table-cell>
          <table:table-cell table:style-name="ce13" office:value-type="string" calcext:value-type="string">
            <text:p>Shift left by constant number of b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ift right logical</text:p>
          </table:table-cell>
          <table:table-cell table:style-name="ce6" office:value-type="string" calcext:value-type="string">
            <text:p>srl</text:p>
          </table:table-cell>
          <table:table-cell table:style-name="ce9" office:value-type="string" calcext:value-type="string">
            <text:p>$1</text:p>
          </table:table-cell>
          <table:table-cell table:style-name="ce9" office:value-type="string" calcext:value-type="string">
            <text:p>$2</text:p>
          </table:table-cell>
          <table:table-cell table:style-name="ce9" office:value-type="string" calcext:value-type="string">
            <text:p>i</text:p>
          </table:table-cell>
          <table:table-cell table:style-name="ce11" office:value-type="string" calcext:value-type="string">
            <text:p>$1 = $2 &gt;&gt; 10</text:p>
          </table:table-cell>
          <table:table-cell table:style-name="ce13" office:value-type="string" calcext:value-type="string">
            <text:p>Shift right by constant number of bits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Data Transfer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Mnem</text:p>
          </table:table-cell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oad word</text:p>
          </table:table-cell>
          <table:table-cell table:style-name="ce5" office:value-type="string" calcext:value-type="string">
            <text:p>lw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i($2)</text:p>
          </table:table-cell>
          <table:table-cell table:style-name="monospace"/>
          <table:table-cell table:style-name="Comment" office:value-type="string" calcext:value-type="string">
            <text:p>$1 = Memory[$2 + i]</text:p>
          </table:table-cell>
          <table:table-cell table:style-name="Default" office:value-type="string" calcext:value-type="string">
            <text:p>Copy from memory to register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store word</text:p>
          </table:table-cell>
          <table:table-cell table:style-name="ce5" office:value-type="string" calcext:value-type="string">
            <text:p>sw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i($2)</text:p>
          </table:table-cell>
          <table:table-cell table:style-name="monospace"/>
          <table:table-cell table:style-name="Comment" office:value-type="string" calcext:value-type="string">
            <text:p>Memory[$2 + i] = $1</text:p>
          </table:table-cell>
          <table:table-cell table:style-name="Default" office:value-type="string" calcext:value-type="string">
            <text:p>Copy from register to memory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oad upper immediate</text:p>
          </table:table-cell>
          <table:table-cell table:style-name="ce5" office:value-type="string" calcext:value-type="string">
            <text:p>lui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i</text:p>
          </table:table-cell>
          <table:table-cell table:style-name="monospace"/>
          <table:table-cell table:style-name="Comment" office:value-type="string" calcext:value-type="string">
            <text:p>$1 = ix2^16</text:p>
          </table:table-cell>
          <table:table-cell table:style-name="Default" office:value-type="string" calcext:value-type="string">
            <text:p>Load constant into upper 16 bits. Lower 16 bits are set to zero.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oad address</text:p>
          </table:table-cell>
          <table:table-cell table:style-name="ce5" office:value-type="string" calcext:value-type="string">
            <text:p>la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label</text:p>
          </table:table-cell>
          <table:table-cell table:style-name="monospace"/>
          <table:table-cell table:style-name="Comment" office:value-type="string" calcext:value-type="string">
            <text:p>$1 = Address of label</text:p>
          </table:table-cell>
          <table:table-cell table:style-name="Default" office:value-type="string" calcext:value-type="string">
            <text:p>Pseudo-instruction (provided by assembler, not processor!) Loads computed address of label (not its contents) into register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oad immediate</text:p>
          </table:table-cell>
          <table:table-cell table:style-name="ce5" office:value-type="string" calcext:value-type="string">
            <text:p>li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i</text:p>
          </table:table-cell>
          <table:table-cell table:style-name="monospace"/>
          <table:table-cell table:style-name="Comment" office:value-type="string" calcext:value-type="string">
            <text:p>$1 = i</text:p>
          </table:table-cell>
          <table:table-cell table:style-name="Default" office:value-type="string" calcext:value-type="string">
            <text:p>Pseudo-instruction (provided by assembler, not processor!) Loads immediate value into register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move from hi</text:p>
          </table:table-cell>
          <table:table-cell table:style-name="ce5" office:value-type="string" calcext:value-type="string">
            <text:p>mfhi</text:p>
          </table:table-cell>
          <table:table-cell table:style-name="monospace" office:value-type="string" calcext:value-type="string">
            <text:p>$2</text:p>
          </table:table-cell>
          <table:table-cell table:style-name="monospace" table:number-columns-repeated="2"/>
          <table:table-cell table:style-name="Comment" office:value-type="string" calcext:value-type="string">
            <text:p>$2 = hi</text:p>
          </table:table-cell>
          <table:table-cell table:style-name="Default" office:value-type="string" calcext:value-type="string">
            <text:p>Copy from special register hi to general register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move from lo</text:p>
          </table:table-cell>
          <table:table-cell table:style-name="ce5" office:value-type="string" calcext:value-type="string">
            <text:p>mflo</text:p>
          </table:table-cell>
          <table:table-cell table:style-name="monospace" office:value-type="string" calcext:value-type="string">
            <text:p>$2</text:p>
          </table:table-cell>
          <table:table-cell table:style-name="monospace" table:number-columns-repeated="2"/>
          <table:table-cell table:style-name="Comment" office:value-type="string" calcext:value-type="string">
            <text:p>$2 = lo</text:p>
          </table:table-cell>
          <table:table-cell table:style-name="Default" office:value-type="string" calcext:value-type="string">
            <text:p>Copy from special register lo to general register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move</text:p>
          </table:table-cell>
          <table:table-cell table:style-name="ce5" office:value-type="string" calcext:value-type="string">
            <text:p>move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$2</text:p>
          </table:table-cell>
          <table:table-cell table:style-name="monospace"/>
          <table:table-cell table:style-name="Comment" office:value-type="string" calcext:value-type="string">
            <text:p>$1 = $2</text:p>
          </table:table-cell>
          <table:table-cell table:style-name="Default" office:value-type="string" calcext:value-type="string">
            <text:p>Pseudo-instruction (provided by assembler, not processor!) Copy from register to register.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Conditional Branch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Mnem</text:p>
          </table:table-cell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nch on equal</text:p>
          </table:table-cell>
          <table:table-cell table:style-name="ce7" office:value-type="string" calcext:value-type="string">
            <text:p>beq</text:p>
          </table:table-cell>
          <table:table-cell table:style-name="ce10" office:value-type="string" calcext:value-type="string">
            <text:p>$1</text:p>
          </table:table-cell>
          <table:table-cell table:style-name="ce10" office:value-type="string" calcext:value-type="string">
            <text:p>$2</text:p>
          </table:table-cell>
          <table:table-cell table:style-name="ce10" office:value-type="string" calcext:value-type="string">
            <text:p>label</text:p>
          </table:table-cell>
          <table:table-cell table:style-name="Comment" office:value-type="string" calcext:value-type="string">
            <text:p>if($1 == $2) go to label</text:p>
          </table:table-cell>
          <table:table-cell table:style-name="Default" office:value-type="string" calcext:value-type="string">
            <text:p>Test if registers are eq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nch on not equal</text:p>
          </table:table-cell>
          <table:table-cell table:style-name="ce7" office:value-type="string" calcext:value-type="string">
            <text:p>bne</text:p>
          </table:table-cell>
          <table:table-cell table:style-name="ce10" office:value-type="string" calcext:value-type="string">
            <text:p>$1</text:p>
          </table:table-cell>
          <table:table-cell table:style-name="ce10" office:value-type="string" calcext:value-type="string">
            <text:p>$2</text:p>
          </table:table-cell>
          <table:table-cell table:style-name="ce10" office:value-type="string" calcext:value-type="string">
            <text:p>label</text:p>
          </table:table-cell>
          <table:table-cell table:style-name="Comment" office:value-type="string" calcext:value-type="string">
            <text:p>if($1 != $2) go to label</text:p>
          </table:table-cell>
          <table:table-cell table:style-name="Default" office:value-type="string" calcext:value-type="string">
            <text:p>Test if registers are not eq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nch on greater than</text:p>
          </table:table-cell>
          <table:table-cell table:style-name="ce7" office:value-type="string" calcext:value-type="string">
            <text:p>bgt</text:p>
          </table:table-cell>
          <table:table-cell table:style-name="ce10" office:value-type="string" calcext:value-type="string">
            <text:p>$1</text:p>
          </table:table-cell>
          <table:table-cell table:style-name="ce10" office:value-type="string" calcext:value-type="string">
            <text:p>$2</text:p>
          </table:table-cell>
          <table:table-cell table:style-name="ce10" office:value-type="string" calcext:value-type="string">
            <text:p>label</text:p>
          </table:table-cell>
          <table:table-cell table:style-name="Comment" office:value-type="string" calcext:value-type="string">
            <text:p>if($1 &gt; <text:s/>$2) go to label</text:p>
          </table:table-cell>
          <table:table-cell table:style-name="Default" office:value-type="string" calcext:value-type="string">
            <text:p>Pseduo-instruc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nch on greater than or equal</text:p>
          </table:table-cell>
          <table:table-cell table:style-name="ce7" office:value-type="string" calcext:value-type="string">
            <text:p>bge</text:p>
          </table:table-cell>
          <table:table-cell table:style-name="ce10" office:value-type="string" calcext:value-type="string">
            <text:p>$1</text:p>
          </table:table-cell>
          <table:table-cell table:style-name="ce10" office:value-type="string" calcext:value-type="string">
            <text:p>$2</text:p>
          </table:table-cell>
          <table:table-cell table:style-name="ce10" office:value-type="string" calcext:value-type="string">
            <text:p>label</text:p>
          </table:table-cell>
          <table:table-cell table:style-name="Comment" office:value-type="string" calcext:value-type="string">
            <text:p>if($1 &gt;= $2) go to label</text:p>
          </table:table-cell>
          <table:table-cell table:style-name="Default" office:value-type="string" calcext:value-type="string">
            <text:p>Pseduo-instruc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nch on less than</text:p>
          </table:table-cell>
          <table:table-cell table:style-name="ce7" office:value-type="string" calcext:value-type="string">
            <text:p>blt</text:p>
          </table:table-cell>
          <table:table-cell table:style-name="ce10" office:value-type="string" calcext:value-type="string">
            <text:p>$1</text:p>
          </table:table-cell>
          <table:table-cell table:style-name="ce10" office:value-type="string" calcext:value-type="string">
            <text:p>$2</text:p>
          </table:table-cell>
          <table:table-cell table:style-name="ce10" office:value-type="string" calcext:value-type="string">
            <text:p>label</text:p>
          </table:table-cell>
          <table:table-cell table:style-name="Comment" office:value-type="string" calcext:value-type="string">
            <text:p>if($1 &lt; <text:s/>$2) go to label</text:p>
          </table:table-cell>
          <table:table-cell table:style-name="Default" office:value-type="string" calcext:value-type="string">
            <text:p>Pseduo-instruc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nch on less than or equal</text:p>
          </table:table-cell>
          <table:table-cell table:style-name="ce7" office:value-type="string" calcext:value-type="string">
            <text:p>ble</text:p>
          </table:table-cell>
          <table:table-cell table:style-name="ce10" office:value-type="string" calcext:value-type="string">
            <text:p>$1</text:p>
          </table:table-cell>
          <table:table-cell table:style-name="ce10" office:value-type="string" calcext:value-type="string">
            <text:p>$2</text:p>
          </table:table-cell>
          <table:table-cell table:style-name="ce10" office:value-type="string" calcext:value-type="string">
            <text:p>label</text:p>
          </table:table-cell>
          <table:table-cell table:style-name="Comment" office:value-type="string" calcext:value-type="string">
            <text:p>if($1 &lt;= $2) go to label</text:p>
          </table:table-cell>
          <table:table-cell table:style-name="Default" office:value-type="string" calcext:value-type="string">
            <text:p>Pseduo-instruction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Comparison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Mnem</text:p>
          </table:table-cell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set on less than</text:p>
          </table:table-cell>
          <table:table-cell table:style-name="ce7" office:value-type="string" calcext:value-type="string">
            <text:p>slt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$2</text:p>
          </table:table-cell>
          <table:table-cell table:style-name="monospace" office:value-type="string" calcext:value-type="string">
            <text:p>$3</text:p>
          </table:table-cell>
          <table:table-cell table:style-name="Comment" office:value-type="string" calcext:value-type="string">
            <text:p>if($2 &lt; $3) $1=1; else $1=0</text:p>
          </table:table-cell>
          <table:table-cell table:style-name="Default" office:value-type="string" calcext:value-type="string">
            <text:p>Test if less than. If true, set $1 to 1. Otherwise, set $1 to 0.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set on less than immediate</text:p>
          </table:table-cell>
          <table:table-cell table:style-name="ce7" office:value-type="string" calcext:value-type="string">
            <text:p>slti</text:p>
          </table:table-cell>
          <table:table-cell table:style-name="monospace" office:value-type="string" calcext:value-type="string">
            <text:p>$1</text:p>
          </table:table-cell>
          <table:table-cell table:style-name="monospace" office:value-type="string" calcext:value-type="string">
            <text:p>$2</text:p>
          </table:table-cell>
          <table:table-cell table:style-name="monospace" office:value-type="string" calcext:value-type="string">
            <text:p>i</text:p>
          </table:table-cell>
          <table:table-cell table:style-name="Comment" office:value-type="string" calcext:value-type="string">
            <text:p>if($2 &lt; <text:s/>i) $1=1; else $1=0</text:p>
          </table:table-cell>
          <table:table-cell table:style-name="Default" office:value-type="string" calcext:value-type="string">
            <text:p>Test if less than. If true, set $1 to 1. Otherwise, set $1 to 0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Unconditional Jump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Mnem</text:p>
          </table:table-cell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jump</text:p>
          </table:table-cell>
          <table:table-cell table:style-name="ce7" office:value-type="string" calcext:value-type="string">
            <text:p>j</text:p>
          </table:table-cell>
          <table:table-cell table:style-name="monospace" office:value-type="string" calcext:value-type="string">
            <text:p>label</text:p>
          </table:table-cell>
          <table:table-cell table:style-name="monospace" table:number-columns-repeated="2"/>
          <table:table-cell table:style-name="Comment" office:value-type="string" calcext:value-type="string">
            <text:p>go to label</text:p>
          </table:table-cell>
          <table:table-cell table:style-name="Default" office:value-type="string" calcext:value-type="string">
            <text:p>Jump to target addres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jump register</text:p>
          </table:table-cell>
          <table:table-cell table:style-name="ce7" office:value-type="string" calcext:value-type="string">
            <text:p>jr</text:p>
          </table:table-cell>
          <table:table-cell table:style-name="monospace" office:value-type="string" calcext:value-type="string">
            <text:p>$1</text:p>
          </table:table-cell>
          <table:table-cell table:style-name="monospace" table:number-columns-repeated="2"/>
          <table:table-cell table:style-name="Comment" office:value-type="string" calcext:value-type="string">
            <text:p>go to address stored in $1 </text:p>
          </table:table-cell>
          <table:table-cell table:style-name="Default" office:value-type="string" calcext:value-type="string">
            <text:p>For switch, procedure return 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jump and link</text:p>
          </table:table-cell>
          <table:table-cell table:style-name="ce7" office:value-type="string" calcext:value-type="string">
            <text:p>jal</text:p>
          </table:table-cell>
          <table:table-cell table:style-name="monospace" office:value-type="string" calcext:value-type="string">
            <text:p>label</text:p>
          </table:table-cell>
          <table:table-cell table:style-name="monospace" table:number-columns-repeated="2"/>
          <table:table-cell table:style-name="Comment" office:value-type="string" calcext:value-type="string">
            <text:p>$ra=PC+4; go to label</text:p>
          </table:table-cell>
          <table:table-cell table:style-name="Default" office:value-type="string" calcext:value-type="string">
            <text:p>Use when making procedure call. This saves the return address in $ra 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ira Code1" svg:font-family="'Fira Code'" style:font-family-generic="modern" style:font-pitch="fixed"/>
    <style:font-face style:name="Fira Code" svg:font-family="'Fira Code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290838" style:diagonal-bl-tr="none" style:diagonal-tl-br="none"/>
      <style:text-properties fo:color="#a57d4d"/>
    </style:style>
    <style:style style:name="Heading" style:family="table-cell" style:parent-style-name="Default">
      <style:table-cell-properties fo:background-color="#290838" style:diagonal-bl-tr="none" style:diagonal-tl-br="none"/>
      <style:text-properties fo:color="#c254d2" fo:font-size="1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dc85e9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onospace" style:family="table-cell" style:parent-style-name="Default">
      <style:table-cell-properties fo:background-color="#290838" style:diagonal-bl-tr="none" style:diagonal-tl-br="none"/>
      <style:text-properties fo:color="#18c0c2" style:font-name="Fira Code" fo:font-family="'Fira Code'" style:font-style-name="Regular" style:font-family-generic="modern" style:font-pitch="fixed"/>
    </style:style>
    <style:style style:name="Comment" style:family="table-cell" style:parent-style-name="monospace">
      <style:table-cell-properties fo:background-color="#290838" style:diagonal-bl-tr="none" style:diagonal-tl-br="none"/>
      <style:text-properties fo:color="#92e28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270934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22:15:57.671000000</meta:creation-date>
    <dc:date>2022-07-16T23:19:28.508000000</dc:date>
    <meta:editing-duration>PT10M7S</meta:editing-duration>
    <meta:editing-cycles>1</meta:editing-cycles>
    <meta:document-statistic meta:table-count="1" meta:cell-count="272" meta:object-count="0"/>
    <meta:generator>LibreOffice/7.1.5.2$Windows_X86_64 LibreOffice_project/85f04e9f809797b8199d13c421bd8a2b025d52b5</meta:generator>
  </office:meta>
</office:document-meta>
</file>